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ce03a" officeooo:paragraph-rsid="000ce03a"/>
    </style:style>
    <style:style style:name="P2" style:family="paragraph" style:parent-style-name="Standard">
      <style:text-properties fo:color="#000000" loext:opacity="100%" style:font-name="Consolas1" fo:font-size="9.5pt" style:font-size-asian="9.5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officeooo:paragraph-rsid="000ce03a"/>
    </style:style>
    <style:style style:name="P6" style:family="paragraph" style:parent-style-name="Standard" style:list-style-name="L3">
      <style:text-properties officeooo:paragraph-rsid="000e7054"/>
    </style:style>
    <style:style style:name="P7" style:family="paragraph" style:parent-style-name="Standard" style:list-style-name="L10">
      <style:text-properties officeooo:paragraph-rsid="000e7054"/>
    </style:style>
    <style:style style:name="P8" style:family="paragraph" style:parent-style-name="Standard" style:list-style-name="L3">
      <style:text-properties officeooo:rsid="000e7054" officeooo:paragraph-rsid="000e7054"/>
    </style:style>
    <style:style style:name="T1" style:family="text">
      <style:text-properties fo:color="#000000" loext:opacity="100%" style:font-name="Consolas1" fo:font-size="9.5pt" style:font-size-asian="9.5pt"/>
    </style:style>
    <style:style style:name="T2" style:family="text">
      <style:text-properties fo:color="#000000" loext:opacity="100%" style:font-name="Consolas1" fo:font-size="9.5pt" officeooo:rsid="000ce03a" style:font-size-asian="9.5pt"/>
    </style:style>
    <style:style style:name="T3" style:family="text">
      <style:text-properties fo:color="#000000" loext:opacity="100%" style:font-name="Consolas1" fo:font-size="9.5pt" officeooo:rsid="000e7054" style:font-size-asian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=== Forge ===</text:span></text:p>
      <text:p text:style-name="Standard"><text:span text:style-name="T1">=== Move Generator (Special) ===</text:span></text:p>
      <text:p text:style-name="P2"/>
      <text:p text:style-name="Standard"><text:span text:style-name="T1">https://peterellisjones.com/posts/generating-legal-chess-moves-efficiently/</text:span></text:p>
      <text:p text:style-name="P2"/>
      <text:p text:style-name="Standard"><text:span text:style-name="T1">!!! Things we still need to add to procedure: </text:span></text:p>
      <text:list xml:id="list2628725079" text:style-name="L1">
        <text:list-item>
          <text:p text:style-name="P3"><text:span text:style-name="T1">pawns doing enpassent while king pinned</text:span></text:p>
        </text:list-item>
        <text:list-item>
          <text:p text:style-name="P3"><text:span text:style-name="T1">castling while being attacke</text:span><text:span text:style-name="T2">d </text:span><text:span text:style-name="T1">and while King-</text:span><text:span text:style-name="T2">to-</text:span><text:span text:style-name="T1">Rook squares are attacked</text:span></text:p>
        </text:list-item>
      </text:list>
      <text:list xml:id="list3685949185" text:style-name="L2">
        <text:list-item>
          <text:p text:style-name="P4"><text:span text:style-name="T1">pawn promotions for pinned pawns (Don't think we need to worry about this one</text:span><text:span text:style-name="T2">) </text:span><text:span text:style-name="T1">Because if a pawn can move up (upleft, up or upright) then it can do it as a promotion.</text:span></text:p>
        </text:list-item>
      </text:list>
      <text:p text:style-name="P2"/>
      <text:p text:style-name="Standard"><text:span text:style-name="T1">Procedure:</text:span></text:p>
      <text:p text:style-name="P2"/>
      <text:list xml:id="list11714930" text:style-name="L3">
        <text:list-item>
          <text:p text:style-name="P5"><text:span text:style-name="T1">Which player is making a turn? </text:span></text:p>
        </text:list-item>
        <text:list-item>
          <text:p text:style-name="P5"><text:span text:style-name="T1">Start by getting some values that we will use throughout algorit</text:span><text:span text:style-name="T2">m</text:span></text:p>
          <text:list>
            <text:list-item>
              <text:p text:style-name="P5"><text:span text:style-name="T2">F</text:span><text:span text:style-name="T1">ind all cells that are being attacked by opponen</text:span><text:span text:style-name="T2">t. </text:span></text:p>
              <text:list>
                <text:list-item>
                  <text:p text:style-name="P5"><text:span text:style-name="T1">This tells us which of our pieces are pinned</text:span></text:p>
                </text:list-item>
              </text:list>
            </text:list-item>
            <text:list-item>
              <text:p text:style-name="P5"><text:span text:style-name="T1">Find all opponent pieces that are defended<text:tab/></text:span></text:p>
              <text:list>
                <text:list-item>
                  <text:p text:style-name="P5"><text:span text:style-name="T1">This tells us what opponent pieces our king can't captur</text:span><text:span text:style-name="T2">e.</text:span></text:p>
                </text:list-item>
              </text:list>
            </text:list-item>
          </text:list>
        </text:list-item>
        <text:list-item>
          <text:p text:style-name="P5"><text:span text:style-name="T1">Find which of our pieces are pinned to King (King Pins).</text:span></text:p>
          <text:list>
            <text:list-item>
              <text:p text:style-name="P5"><text:span text:style-name="T1">remember direction of pin.</text:span></text:p>
              <text:list>
                <text:list-item>
                  <text:p text:style-name="P5"><text:span text:style-name="T1">for each King Pin:</text:span></text:p>
                </text:list-item>
              </text:list>
            </text:list-item>
          </text:list>
        </text:list-item>
      </text:list>
      <text:list xml:id="list1306004505" text:style-name="L10">
        <text:list-item>
          <text:list>
            <text:list-item>
              <text:list>
                <text:list-item>
                  <text:list>
                    <text:list-item>
                      <text:p text:style-name="P7"><text:span text:style-name="T1">find direction of pin (</text:span><text:span text:style-name="T3">T</text:span><text:span text:style-name="T1">hese can return BoardSquare of attacker !!!Or even BitBoard!!!)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037691352131" text:continue-list="list1171493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T1">attackedByRay&lt;Up&gt;() - bool </text:span></text:p>
                        </text:list-item>
                        <text:list-item>
                          <text:p text:style-name="P5"><text:span text:style-name="T1">attackedByRay&lt;Down&gt;() - bool</text:span></text:p>
                        </text:list-item>
                        <text:list-item>
                          <text:p text:style-name="P5"><text:span text:style-name="T1">attackedByRay&lt;Left&gt;() - bool</text:span></text:p>
                        </text:list-item>
                        <text:list-item>
                          <text:p text:style-name="P5"><text:span text:style-name="T1">attackedByRay&lt;Right&gt;() - bool</text:span></text:p>
                        </text:list-item>
                        <text:list-item>
                          <text:p text:style-name="P5"><text:span text:style-name="T1">attackedByRay&lt;UpRight&gt;() - bool</text:span></text:p>
                        </text:list-item>
                        <text:list-item>
                          <text:p text:style-name="P5"><text:span text:style-name="T1">attackedByRay&lt;UpLeft&gt;() - bool</text:span></text:p>
                        </text:list-item>
                        <text:list-item>
                          <text:p text:style-name="P5"><text:span text:style-name="T1">attackedByRay&lt;DownRight&gt;() - bool</text:span></text:p>
                        </text:list-item>
                        <text:list-item>
                          <text:p text:style-name="P5"><text:span text:style-name="T1">attackedByRay&lt;DownLeft&gt;() - bool</text:span></text:p>
                        </text:list-item>
                      </text:list>
                    </text:list-item>
                    <text:list-item>
                      <text:p text:style-name="P5"><text:span text:style-name="T1">Remember: </text:span></text:p>
                      <text:list>
                        <text:list-item>
                          <text:p text:style-name="P5"><text:span text:style-name="T1">knights, pawns and kings can't perform pins</text:span></text:p>
                        </text:list-item>
                        <text:list-item>
                          <text:p text:style-name="P5"><text:span text:style-name="T1">Only Ray pieces can. Therefore we don't care if knights, pawns</text:span></text:p>
                          <text:p text:style-name="P5"><text:span text:style-name="T1">or kings are attacking a piece.</text:span></text:p>
                        </text:list-item>
                        <text:list-item>
                          <text:p text:style-name="P5"><text:span text:style-name="T1">pieces can only be pinned to Kings by ray pieces and</text:span></text:p>
                        </text:list-item>
                        <text:list-item>
                          <text:p text:style-name="P5"><text:span text:style-name="T1">can only move/capture in direction of that ray piece (or stay where they are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Is King attacked?</text:span></text:p>
          <text:list>
            <text:list-item>
              <text:p text:style-name="P5"><text:span text:style-name="T1">Yes-Then all legal moves involve getting the King out of check:</text:span></text:p>
              <text:list>
                <text:list-item>
                  <text:p text:style-name="P5"><text:span text:style-name="T1">Find opponent pieces that are attacking the King. - BitBoard</text:span></text:p>
                </text:list-item>
                <text:list-item>
                  <text:p text:style-name="P5"><text:span text:style-name="T1">How many attackers are there? 1, 2, (can more than 2 pieces attack a King? Don't think so)</text:span></text:p>
                  <text:list>
                    <text:list-item>
                      <text:p text:style-name="P5"><text:span text:style-name="T1">2 attackers are only possible after discovered attacks </text:span><text:span text:style-name="T3">or promotions</text:span><text:span text:style-name="T1">:</text:span></text:p>
                      <text:list>
                        <text:list-item>
                          <text:p text:style-name="P5"><text:span text:style-name="T1">Possibilities:</text:span></text:p>
                          <text:list>
                            <text:list-item>
                              <text:p text:style-name="P5"><text:span text:style-name="T1">Ray Piece and Knight (common):<text:tab/></text:span></text:p>
                              <text:list>
                                <text:list-item>
                                  <text:p text:style-name="P5"><text:span text:style-name="T1">QN (Q attacks laterally or diagonally)<text:tab/></text:span></text:p>
                                </text:list-item>
                                <text:list-item>
                                  <text:p text:style-name="P5"><text:span text:style-name="T1">BN<text:tab/><text:tab/></text:span></text:p>
                                </text:list-item>
                                <text:list-item>
                                  <text:p text:style-name="P5"><text:span text:style-name="T1">RN<text:tab/></text:span></text:p>
                                </text:list-item>
                              </text:list>
                            </text:list-item>
                            <text:list-item>
                              <text:p text:style-name="P5"><text:span text:style-name="T1">Lateral ray piece and Pawn (only possible after doing enpassent)</text:span></text:p>
                              <text:list>
                                <text:list-item>
                                  <text:p text:style-name="P5"><text:span text:style-name="T1">QP (BQ attacks down only) (WQ attacks up only</text:span><text:span text:style-name="T2">)</text:span></text:p>
                                </text:list-item>
                                <text:list-item>
                                  <text:p text:style-name="P5"><text:span text:style-name="T2">R</text:span><text:span text:style-name="T1">P (BR attacks down only) (WR attacks up only</text:span><text:span text:style-name="T2">)</text:span></text:p>
                                </text:list-item>
                                <text:list-item>
                                  <text:p text:style-name="P5"><text:span text:style-name="T1">?BP? (Not possible)<text:tab/><text:tab/></text:span></text:p>
                                </text:list-item>
                              </text:list>
                            </text:list-item>
                            <text:list-item>
                              <text:p text:style-name="P5"><text:span text:style-name="T1">Ray piece and Ray piece:<text:tab/></text:span></text:p>
                              <text:list>
                                <text:list-item>
                                  <text:p text:style-name="P5"><text:span text:style-name="T1">QQ (Only possible after pawn promotion)<text:tab/></text:span></text:p>
                                </text:list-item>
                                <text:list-item>
                                  <text:p text:style-name="P5"><text:span text:style-name="T1">QB (Queen can only attack laterally)<text:tab/></text:span></text:p>
                                </text:list-item>
                                <text:list-item>
                                  <text:p text:style-name="P5"><text:span text:style-name="T1">QR (Queen can only attack diagonally)</text:span></text:p>
                                </text:list-item>
                                <text:list-item>
                                  <text:p text:style-name="P5"><text:soft-page-break/><text:span text:style-name="T1">BR </text:span></text:p>
                                </text:list-item>
                                <text:list-item>
                                  <text:p text:style-name="P5"><text:span text:style-name="T1">?BB? (Not possible in a regular game)</text:span></text:p>
                                </text:list-item>
                                <text:list-item>
                                  <text:p text:style-name="P5"><text:span text:style-name="T1">?RR? (Not possible in a regular game)</text:span></text:p>
                                </text:list-item>
                              </text:list>
                            </text:list-item>
                            <text:list-item>
                              <text:p text:style-name="P8"><text:span text:style-name="T1">After Promotion:</text:span></text:p>
                              <text:list>
                                <text:list-item>
                                  <text:p text:style-name="P8"><text:span text:style-name="T1">(Top Rank when BK is attacked)</text:span></text:p>
                                </text:list-item>
                                <text:list-item>
                                  <text:p text:style-name="P8"><text:span text:style-name="T1">(Bot Rank when WK is attacked)</text:span></text:p>
                                  <text:list>
                                    <text:list-item>
                                      <text:p text:style-name="P8"><text:span text:style-name="T1">QQ</text:span></text:p>
                                    </text:list-item>
                                    <text:list-item>
                                      <text:p text:style-name="P8"><text:span text:style-name="T1">QR</text:span></text:p>
                                    </text:list-item>
                                    <text:list-item>
                                      <text:p text:style-name="P8"><text:span text:style-name="T1">QB</text:span></text:p>
                                    </text:list-item>
                                    <text:list-item>
                                      <text:p text:style-name="P8"><text:span text:style-name="T1">Q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"><text:span text:style-name="T1">Not Possibles:</text:span></text:p>
                              <text:list>
                                <text:list-item>
                                  <text:p text:style-name="P5"><text:span text:style-name="T1">N and N</text:span></text:p>
                                </text:list-item>
                                <text:list-item>
                                  <text:p text:style-name="P5"><text:span text:style-name="T2">N</text:span><text:span text:style-name="T1">P</text:span></text:p>
                                </text:list-item>
                                <text:list-item>
                                  <text:p text:style-name="P5"><text:span text:style-name="T1">K and anything</text:span></text:p>
                                </text:list-item>
                                <text:list-item>
                                  <text:p text:style-name="P5"><text:span text:style-name="T2">P</text:span><text:span text:style-name="T1"> and P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<text:span text:style-name="T1">1 Attacker:</text:span></text:p>
                      <text:list>
                        <text:list-item>
                          <text:p text:style-name="P6"><text:span text:style-name="T1">Only legal moves:</text:span></text:p>
                          <text:list>
                            <text:list-item>
                              <text:p text:style-name="P6"><text:span text:style-name="T1">Capture pieces with non-King (Make sure piece is not pinned to King)</text:span></text:p>
                            </text:list-item>
                            <text:list-item>
                              <text:p text:style-name="P6"><text:span text:style-name="T1">Capture pieces with King (but only if there're not defended)</text:span></text:p>
                            </text:list-item>
                            <text:list-item>
                              <text:p text:style-name="P6"><text:span text:style-name="T1">Move King to safe square</text:span></text:p>
                            </text:list-item>
                            <text:list-item>
                              <text:p text:style-name="P6"><text:span text:style-name="T1">If attacker is a ray pieces (QBR):</text:span></text:p>
                              <text:list>
                                <text:list-item>
                                  <text:p text:style-name="P6"><text:span text:style-name="T1">Block ray pieces (blockers must not be pinned in any way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<text:span text:style-name="T1">2 Attackers:</text:span></text:p>
                      <text:list>
                        <text:list-item>
                          <text:p text:style-name="P6"><text:span text:style-name="T1">Only legal moves:</text:span></text:p>
                          <text:list>
                            <text:list-item>
                              <text:p text:style-name="P6"><text:span text:style-name="T1">Things we can't do:</text:span></text:p>
                              <text:list>
                                <text:list-item>
                                  <text:p text:style-name="P6"><text:span text:style-name="T1">Capture either piece with non-king (Then the other is still dealing check)</text:span></text:p>
                                </text:list-item>
                                <text:list-item>
                                  <text:p text:style-name="P6"><text:span text:style-name="T1">Block either piece (Then the other is still dealing check)</text:span></text:p>
                                </text:list-item>
                              </text:list>
                            </text:list-item>
                            <text:list-item>
                              <text:p text:style-name="P6"><text:span text:style-name="T1">Only thing we can do:</text:span></text:p>
                              <text:list>
                                <text:list-item>
                                  <text:p text:style-name="P6"><text:span text:style-name="T1">Move King to safe square</text:span></text:p>
                                </text:list-item>
                                <text:list-item>
                                  <text:p text:style-name="P6"><text:span text:style-name="T1">Capture 1 piece with king (only if its not defended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1">No-King is not attacked</text:span></text:p>
              <text:list>
                <text:list-item>
                  <text:p text:style-name="P6"><text:span text:style-name="T1">Pieces pinned to king can only move in direction of pinning piece (We can assume it to be a ray piece</text:span><text:span text:style-name="T3">)</text:span></text:p>
                  <text:list>
                    <text:list-item>
                      <text:p text:style-name="P6"><text:span text:style-name="T1">pieces can only be pinned to king by a single attacker. (true)</text:span></text:p>
                    </text:list-item>
                    <text:list-item>
                      <text:p text:style-name="P6"><text:span text:style-name="T1">two attackers can't pin the same piece to its king (only one can)</text:span></text:p>
                    </text:list-item>
                    <text:list-item>
                      <text:p text:style-name="P6"><text:span text:style-name="T1">only ray pieces can deliver pins</text:span></text:p>
                    </text:list-item>
                    <text:list-item>
                      <text:p text:style-name="P6"><text:span text:style-name="T1">**No piece can be skewered to King (because Kings are the most valuable piece)</text:span></text:p>
                    </text:list-item>
                    <text:list-item>
                      <text:p text:style-name="P6"><text:span text:style-name="T1">** Knights and pawns can only deliver forks (no pins nor skewers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Standard"><text:span text:style-name="T1"><text:tab/><text:tab/>For King Pinned pieces, list all moves/captures they can make in direction of attacker ray piece</text:span></text:p>
      <text:p text:style-name="P2"/>
      <text:p text:style-name="Standard"><text:span text:style-name="T1"><text:tab/><text:tab/>For each other piece, list all moves/captures they can make</text:span></text:p>
      <text:p text:style-name="Standard"><text:span text:style-name="T1"><text:tab/><text:tab/>For pawns don't forget enpassent and promotions.</text:span></text:p>
      <text:p text:style-name="Standard"><text:span text:style-name="T1"><text:tab/><text:tab/><text:tab/>For a pawn that is pinned, it cannot do enpassent in any cercumstance (Is this true???)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7T18:12:18.639000000</meta:creation-date>
    <dc:date>2021-06-07T18:30:35.909000000</dc:date>
    <meta:editing-duration>PT7M46S</meta:editing-duration>
    <meta:editing-cycles>1</meta:editing-cycles>
    <meta:document-statistic meta:table-count="0" meta:image-count="0" meta:object-count="0" meta:page-count="2" meta:paragraph-count="91" meta:word-count="705" meta:character-count="3719" meta:non-whitespace-character-count="3161"/>
    <meta:generator>LibreOffice/7.0.5.2$Windows_X86_64 LibreOffice_project/64390860c6cd0aca4beafafcfd84613dd9dfb63a</meta:generator>
  </office:meta>
</office:document-meta>
</file>